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2.0591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002in"/>
    </style:style>
    <style:style style:name="co10" style:family="table-column">
      <style:table-column-properties fo:break-before="auto" style:column-width="2.4665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2.852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1.2445in"/>
    </style:style>
    <style:style style:name="co16" style:family="table-column">
      <style:table-column-properties fo:break-before="auto" style:column-width="0.5173in"/>
    </style:style>
    <style:style style:name="co17" style:family="table-column">
      <style:table-column-properties fo:break-before="auto" style:column-width="2.489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1.0457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6165in"/>
    </style:style>
    <style:style style:name="co22" style:family="table-column">
      <style:table-column-properties fo:break-before="auto" style:column-width="0.848in"/>
    </style:style>
    <style:style style:name="co23" style:family="table-column">
      <style:table-column-properties fo:break-before="auto" style:column-width="1.0134in"/>
    </style:style>
    <style:style style:name="co24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2" table:default-cell-style-name="ce3"/>
        <table:table-column table:style-name="co1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1" table:default-cell-style-name="ce3"/>
        <table:table-column table:style-name="co22" table:default-cell-style-name="ce3"/>
        <table:table-column table:style-name="co12" table:number-columns-repeated="2" table:default-cell-style-name="ce3"/>
        <table:table-column table:style-name="co24" table:number-columns-repeated="991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 Number</text:p>
          </table:table-cell>
          <table:table-cell table:style-name="ce1" office:value-type="string">
            <text:p>Inv Date</text:p>
          </table:table-cell>
          <table:table-cell table:style-name="ce1" office:value-type="string">
            <text:p>Good Purchas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Value</text:p>
          </table:table-cell>
          <table:table-cell table:style-name="ce1" office:value-type="string">
            <text:p>Rate_Tax</text:p>
          </table:table-cell>
          <table:table-cell table:style-name="ce1" office:value-type="string">
            <text:p>InputTax_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nit</text:p>
          </table:table-cell>
          <table:table-cell table:style-name="ce8" table:number-columns-repeated="15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number-columns-repeated="991"/>
        </table:table-row>
        <table:table-row-group>
          <table:table-row-group>
            <table:table-row-group>
              <table:table-row table:style-name="ro1">
                <table:table-cell table:style-name="ce2" office:value-type="string" table:number-columns-spanned="1023" table:number-rows-spanned="1">
                  <text:p><text:a xlink:href="python://for%20each=%22seq,line%20in%20enumerate(get_invoice())%22" xlink:type="simple">for</text:a></text:p>
                </table:table-cell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  <table:table-cell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name or ''" xlink:type="simple">name</text:a></text:p>
                </table:table-cell>
                <table:table-cell office:value-type="string">
                  <text:p><text:a xlink:href="python://line.invoice_id.date_invoice or ''" xlink:type="simple">date</text:a></text:p>
                </table:table-cell>
                <table:table-cell/>
                <table:table-cell office:value-type="string">
                  <text:p><text:a xlink:href="python://line.quantity or 0" xlink:type="simple">qty</text:a></text:p>
                </table:table-cell>
                <table:table-cell office:value-type="string">
                  <text:p><text:a xlink:href="python://line.invoice_id.amount_total" xlink:type="simple">total</text:a></text:p>
                </table:table-cell>
                <table:table-cell table:number-columns-repeated="2"/>
                <table:table-cell office:value-type="string">
                  <text:p><text:a xlink:href="python://line.invoice_id.partner_id and line.invoice_id.partner_id.tin or ''" xlink:type="simple">tin</text:a></text:p>
                </table:table-cell>
                <table:table-cell office:value-type="string">
                  <text:p><text:a xlink:href="python://line.invoice_id.partner_id and line.invoice_id.partner_id.country_id and  line.invoice_id.partner_id.country_id.name or ''" xlink:type="simple">country</text:a></text:p>
                </table:table-cell>
                <table:table-cell office:value-type="string">
                  <text:p><text:a xlink:href="python://line.uos_id and line.uos_id.name or ''" xlink:type="simple">uos</text:a></text:p>
                </table:table-cell>
                <table:table-cell table:number-columns-repeated="1013"/>
              </table:table-row>
              <table:table-row table:style-name="ro1">
                <table:table-cell table:style-name="ce2" office:value-type="string" table:number-columns-spanned="1023" table:number-rows-spanned="1">
                  <text:p><text:a xlink:href="python:///for" xlink:type="simple">end for</text:a></text:p>
                </table:table-cell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  <table:table-cell/>
              </table:table-row>
              <table:table-row table:style-name="ro2">
                <table:table-cell table:style-name="Default"/>
                <table:table-cell table:style-name="ce6"/>
                <table:table-cell table:number-columns-repeated="6"/>
                <table:table-cell table:style-name="ce6"/>
                <table:table-cell table:number-columns-repeated="11"/>
                <table:table-cell table:style-name="ce9"/>
                <table:table-cell/>
                <table:table-cell table:style-name="ce12" table:number-columns-repeated="2"/>
                <table:table-cell table:style-name="ce17" table:number-columns-repeated="6"/>
                <table:table-cell/>
                <table:table-cell table:style-name="ce12"/>
                <table:table-cell table:number-columns-repeated="992"/>
              </table:table-row>
              <table:table-row table:style-name="ro2">
                <table:table-cell table:style-name="ce4"/>
                <table:table-cell table:style-name="ce7"/>
                <table:table-cell/>
                <table:table-cell table:style-name="ce4" table:number-columns-repeated="5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1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9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8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6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4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7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8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5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</table:table-row-group>
            <table:table-row table:style-name="ro2">
              <table:table-cell table:style-name="ce5" table:number-columns-repeated="20"/>
              <table:table-cell table:style-name="ce11"/>
              <table:table-cell table:style-name="ce5"/>
              <table:table-cell table:style-name="ce14" table:number-columns-repeated="4"/>
              <table:table-cell table:style-name="ce16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9" table:number-columns-repeated="990"/>
              <table:table-cell/>
            </table:table-row>
          </table:table-row-group>
          <table:table-row table:style-name="ro2">
            <table:table-cell table:style-name="ce5" table:number-columns-repeated="20"/>
            <table:table-cell table:style-name="ce11"/>
            <table:table-cell table:style-name="ce5"/>
            <table:table-cell table:style-name="ce14" table:number-columns-repeated="4"/>
            <table:table-cell table:style-name="ce16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9" table:number-columns-repeated="990"/>
            <table:table-cell/>
          </table:table-row>
          <table:table-row-group>
            <table:table-row-group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 table:number-rows-repeated="3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  <table:table-row table:style-name="ro2">
                <table:table-cell table:style-name="ce4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9" table:number-columns-repeated="990"/>
                <table:table-cell/>
              </table:table-row>
            </table:table-row-group>
            <table:table-row table:style-name="ro2">
              <table:table-cell table:style-name="ce5" table:number-columns-repeated="20"/>
              <table:table-cell table:style-name="ce11"/>
              <table:table-cell table:style-name="ce5"/>
              <table:table-cell table:style-name="ce14"/>
              <table:table-cell table:style-name="ce16" table:number-columns-repeated="4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9" table:number-columns-repeated="990"/>
              <table:table-cell/>
            </table:table-row>
          </table:table-row-group>
          <table:table-row table:style-name="ro2">
            <table:table-cell table:style-name="ce5" table:number-columns-repeated="20"/>
            <table:table-cell table:style-name="ce11"/>
            <table:table-cell table:style-name="ce5"/>
            <table:table-cell table:style-name="ce14"/>
            <table:table-cell table:style-name="ce16" table:number-columns-repeated="4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9" table:number-columns-repeated="990"/>
            <table:table-cell/>
          </table:table-row>
        </table:table-row-group>
        <table:table-row table:style-name="ro2">
          <table:table-cell table:style-name="ce5" table:number-columns-repeated="20"/>
          <table:table-cell table:style-name="ce11"/>
          <table:table-cell table:style-name="ce5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16"/>
          <table:table-cell table:style-name="ce5"/>
          <table:table-cell table:style-name="ce14"/>
          <table:table-cell table:style-name="ce5"/>
          <table:table-cell table:style-name="ce19" table:number-columns-repeated="990"/>
          <table:table-cell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10T17:51:38</dc:date>
    <meta:editing-cycles>97</meta:editing-cycles>
    <meta:generator>LibreOffice/3.5$Linux_x86 LibreOffice_project/350m1$Build-2</meta:generator>
    <meta:editing-duration>PT5H16M54S</meta:editing-duration>
    <meta:document-statistic meta:table-count="1" meta:cell-count="21" meta:object-count="0"/>
    <meta:template xlink:type="simple" xlink:actuate="onRequest" xlink:title="Normal.dotm" xlink:href=""/>
  </office:meta>
</office:document-meta>
</file>